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20H06M13.071S" calcext:value-type="time">
            <text:p>120:06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/>
          <table:table-cell table:formula="of:=IF([.G32]-[.F32] &gt; 0; [.G32]-[.F32]; 0)" office:value-type="time" office:time-value="PT00H00M00S" calcext:value-type="time">
            <text:p>00:00</text:p>
          </table:table-cell>
          <table:table-cell table:formula="of:=[.D32]+[.H32]" office:value-type="time" office:time-value="PT04H20M13.973S" calcext:value-type="time">
            <text:p>04:20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3]-[.B33] &gt; 0; [.C33]-[.B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04H20M13.973S" calcext:value-type="time">
            <text:p>04:2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07:53:32.6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18T14:25:43.049000000</dc:date>
    <dc:creator>Benjamin Laws</dc:creator>
    <meta:editing-duration>P3DT13H45M21S</meta:editing-duration>
    <meta:editing-cycles>100</meta:editing-cycles>
    <meta:generator>LibreOffice/7.1.8.1$Windows_X86_64 LibreOffice_project/e1f30c802c3269a1d052614453f260e49458c82c</meta:generator>
    <meta:document-statistic meta:table-count="2" meta:cell-count="322" meta:object-count="0"/>
  </office:meta>
</office:document-meta>
</file>